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646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83caff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cc99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ext-properties style:use-window-font-color="true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cc99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600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cc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4pt" style:text-underline-style="none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5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5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color="#ff00ff"/>
    </style:style>
    <style:style style:name="T2" style:family="text">
      <style:text-properties fo:color="#00ff00"/>
    </style:style>
    <style:style style:name="T3" style:family="text">
      <style:text-properties fo:color="#ff3366"/>
    </style:style>
  </office:automatic-styles>
  <office:body>
    <office:spreadsheet>
      <table:table table:name="FV" table:style-name="ta1">
        <table:table-column table:style-name="co1" table:number-columns-repeated="10" table:default-cell-style-name="Default"/>
        <table:table-column table:style-name="co1" table:default-cell-style-name="ce22"/>
        <table:table-column table:style-name="co1" table:number-columns-repeated="6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FV – One per video</text:p>
          </table:table-cell>
          <table:covered-table-cell table:number-columns-repeated="5"/>
          <table:table-cell table:number-columns-repeated="2"/>
          <table:table-cell table:style-name="ce21" office:value-type="string" calcext:value-type="string" table:number-columns-spanned="6" table:number-rows-spanned="4">
            <text:p>4 FV concatenated. Power Normalisation and L2 normalisation over Concatenated Vector. <text:span text:style-name="T1">Using libSVM</text:span></text:p>
          </table:table-cell>
          <table:covered-table-cell table:number-columns-repeated="5"/>
          <table:table-cell/>
          <table:table-cell table:style-name="ce21" office:value-type="string" calcext:value-type="string" table:number-columns-spanned="6" table:number-rows-spanned="4">
            <text:p>4 FV concatenated. Power Normalisation and L2 normalisation over Concatenated Vector.<text:span text:style-name="T2"> </text:span><text:span text:style-name="T3">Using libLinear</text:span>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table:style-name="ce20"/>
          <table:table-cell table:number-columns-repeated="13"/>
        </table:table-row>
        <table:table-row table:style-name="ro2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3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3" table:style-name="ce13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4.444" calcext:value-type="float">
            <text:p>44.44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</table:table-row>
        <table:table-row table:style-name="ro2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8.0952" calcext:value-type="float">
            <text:p>38.10</text:p>
          </table:table-cell>
          <table:table-cell table:style-name="ce13" office:value-type="float" office:value="39.0476" calcext:value-type="float">
            <text:p>39.05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0.4762" calcext:value-type="float">
            <text:p>30.48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1.4286" calcext:value-type="float">
            <text:p>31.43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2.381" calcext:value-type="float">
            <text:p>32.38</text:p>
          </table:table-cell>
        </table:table-row>
        <table:table-row table:style-name="ro2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3" table:style-name="ce29" office:value-type="float" office:value="51.1111" calcext:value-type="float">
            <text:p>51.11</text:p>
          </table:table-cell>
        </table:table-row>
        <table:table-row table:style-name="ro2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0" calcext:value-type="float">
            <text:p>40.00</text:p>
          </table:table-cell>
          <table:table-cell table:style-name="ce29" office:value-type="float" office:value="44.4444" calcext:value-type="float">
            <text:p>44.44</text:p>
          </table:table-cell>
          <table:table-cell table:number-columns-repeated="2" table:style-name="ce29" office:value-type="float" office:value="46.6667" calcext:value-type="float">
            <text:p>46.67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3.93652" calcext:value-type="float">
            <text:p>43.94</text:p>
          </table:table-cell>
          <table:table-cell table:style-name="ce17" table:formula="of:=AVERAGE([.D9:.D13])" office:value-type="float" office:value="45.90478" calcext:value-type="float">
            <text:p>45.90</text:p>
          </table:table-cell>
          <table:table-cell table:style-name="ce18" table:formula="of:=AVERAGE([.E9:.E13])" office:value-type="float" office:value="44.50792" calcext:value-type="float">
            <text:p>44.51</text:p>
          </table:table-cell>
          <table:table-cell table:style-name="ce14" table:formula="of:=AVERAGE([.F9:.F13])" office:value-type="float" office:value="45.58732" calcext:value-type="float">
            <text:p>45.59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9:.K13])" office:value-type="float" office:value="43.93652" calcext:value-type="float">
            <text:p>43.94</text:p>
          </table:table-cell>
          <table:table-cell table:style-name="ce30" table:formula="of:=AVERAGE([.L9:.L13])" office:value-type="float" office:value="44.06342" calcext:value-type="float">
            <text:p>44.06</text:p>
          </table:table-cell>
          <table:table-cell table:style-name="ce17" table:formula="of:=AVERAGE([.M9:.M13])" office:value-type="float" office:value="44.31746" calcext:value-type="float">
            <text:p>44.32</text:p>
          </table:table-cell>
          <table:table-cell table:style-name="ce30" table:formula="of:=AVERAGE([.N9:.N13])" office:value-type="float" office:value="42.98412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9:.R13])" office:value-type="float" office:value="44.50796" calcext:value-type="float">
            <text:p>44.51</text:p>
          </table:table-cell>
          <table:table-cell table:style-name="ce30" table:formula="of:=AVERAGE([.S9:.S13])" office:value-type="float" office:value="44.50792" calcext:value-type="float">
            <text:p>44.51</text:p>
          </table:table-cell>
          <table:table-cell table:style-name="ce17" table:formula="of:=AVERAGE([.T9:.T13])" office:value-type="float" office:value="46.03176" calcext:value-type="float">
            <text:p>46.03</text:p>
          </table:table-cell>
          <table:table-cell table:style-name="ce30" table:formula="of:=AVERAGE([.U9:.U13])" office:value-type="float" office:value="46.03176" calcext:value-type="float">
            <text:p>46.0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5.5556" calcext:value-type="float">
            <text:p>55.56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33.333" calcext:value-type="float">
            <text:p>33.33</text:p>
          </table:table-cell>
          <table:table-cell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number-columns-repeated="2"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29.5238" calcext:value-type="float">
            <text:p>29.52</text:p>
          </table:table-cell>
          <table:table-cell table:style-name="ce29" office:value-type="float" office:value="35.2381" calcext:value-type="float">
            <text:p>35.2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4.2857" calcext:value-type="float">
            <text:p>34.29</text:p>
          </table:table-cell>
          <table:table-cell table:number-columns-repeated="3" table:style-name="ce29" office:value-type="float" office:value="29.5238" calcext:value-type="float">
            <text:p>29.52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1.1111" calcext:value-type="float">
            <text:p>51.11</text:p>
          </table:table-cell>
          <table:table-cell table:number-columns-repeated="3" table:style-name="ce29" office:value-type="float" office:value="53.3333" calcext:value-type="float">
            <text:p>53.33</text:p>
          </table:table-cell>
        </table:table-row>
        <table:table-row table:style-name="ro2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3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style-name="ce29" office:value-type="float" office:value="46.6667" calcext:value-type="float">
            <text:p>46.67</text:p>
          </table:table-cell>
          <table:table-cell table:number-columns-repeated="2" table:style-name="ce29" office:value-type="float" office:value="48.8889" calcext:value-type="float">
            <text:p>48.89</text:p>
          </table:table-cell>
        </table:table-row>
        <table:table-row table:style-name="ro5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93652" calcext:value-type="float">
            <text:p>43.94</text:p>
          </table:table-cell>
          <table:table-cell table:style-name="ce14" table:formula="of:=AVERAGE([.D19:.D23])" office:value-type="float" office:value="45.90478" calcext:value-type="float">
            <text:p>45.90</text:p>
          </table:table-cell>
          <table:table-cell table:style-name="ce19" table:formula="of:=AVERAGE([.E19:.E23])" office:value-type="float" office:value="46.85716" calcext:value-type="float">
            <text:p>46.86</text:p>
          </table:table-cell>
          <table:table-cell table:style-name="ce14" table:formula="of:=AVERAGE([.F19:.F23])" office:value-type="float" office:value="43.87302" calcext:value-type="float">
            <text:p>43.8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8" table:formula="of:=AVERAGE([.K19:.K23])" office:value-type="float" office:value="43.93652" calcext:value-type="float">
            <text:p>43.94</text:p>
          </table:table-cell>
          <table:table-cell table:style-name="ce30" table:formula="of:=AVERAGE([.L19:.L23])" office:value-type="float" office:value="43.3651" calcext:value-type="float">
            <text:p>43.37</text:p>
          </table:table-cell>
          <table:table-cell table:style-name="ce30" table:formula="of:=AVERAGE([.M19:.M23])" office:value-type="float" office:value="41.46024" calcext:value-type="float">
            <text:p>41.46</text:p>
          </table:table-cell>
          <table:table-cell table:style-name="ce30" table:formula="of:=AVERAGE([.N19:.N23])" office:value-type="float" office:value="42.15872" calcext:value-type="float">
            <text:p>42.1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19:.R23])" office:value-type="float" office:value="44.19048" calcext:value-type="float">
            <text:p>44.19</text:p>
          </table:table-cell>
          <table:table-cell table:style-name="ce30" table:formula="of:=AVERAGE([.S19:.S23])" office:value-type="float" office:value="44.12698" calcext:value-type="float">
            <text:p>44.13</text:p>
          </table:table-cell>
          <table:table-cell table:style-name="ce17" table:formula="of:=AVERAGE([.T19:.T23])" office:value-type="float" office:value="44.57142" calcext:value-type="float">
            <text:p>44.57</text:p>
          </table:table-cell>
          <table:table-cell table:style-name="ce30" table:formula="of:=AVERAGE([.U19:.U23])" office:value-type="float" office:value="44.12698" calcext:value-type="float">
            <text:p>44.1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55.5556" calcext:value-type="float">
            <text:p>55.56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37.7778" calcext:value-type="float">
            <text:p>37.78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7.7778" calcext:value-type="float">
            <text:p>37.78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3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7.7778" calcext:value-type="float">
            <text:p>37.78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3.3333" calcext:value-type="float">
            <text:p>33.33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style-name="ce29" office:value-type="float" office:value="34.2857" calcext:value-type="float">
            <text:p>34.29</text:p>
          </table:table-cell>
          <table:table-cell table:style-name="ce29" office:value-type="float" office:value="37.1429" calcext:value-type="float">
            <text:p>37.1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style-name="ce29" office:value-type="float" office:value="32.381" calcext:value-type="float">
            <text:p>32.38</text:p>
          </table:table-cell>
          <table:table-cell table:number-columns-repeated="2" table:style-name="ce29" office:value-type="float" office:value="33.3333" calcext:value-type="float">
            <text:p>33.33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" calcext:value-type="float">
            <text:p>55.56</text:p>
          </table:table-cell>
          <table:table-cell table:style-name="ce13" office:value-type="float" office:value="46.6667" calcext:value-type="float">
            <text:p>46.67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48.8889" calcext:value-type="float">
            <text:p>48.89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2.2222" calcext:value-type="float">
            <text:p>42.22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6.6667" calcext:value-type="float">
            <text:p>46.67</text:p>
          </table:table-cell>
          <table:table-cell table:style-name="ce29" office:value-type="float" office:value="44.4444" calcext:value-type="float">
            <text:p>44.44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9364" calcext:value-type="float">
            <text:p>43.94</text:p>
          </table:table-cell>
          <table:table-cell table:style-name="ce14" table:formula="of:=AVERAGE([.D29:.D33])" office:value-type="float" office:value="43.55556" calcext:value-type="float">
            <text:p>43.56</text:p>
          </table:table-cell>
          <table:table-cell table:style-name="ce19" table:formula="of:=AVERAGE([.E29:.E33])" office:value-type="float" office:value="47.74604" calcext:value-type="float">
            <text:p>47.75</text:p>
          </table:table-cell>
          <table:table-cell table:style-name="ce14" table:formula="of:=AVERAGE([.F29:.F33])" office:value-type="float" office:value="44.31748" calcext:value-type="float">
            <text:p>44.32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29:.K33])" office:value-type="float" office:value="43.93652" calcext:value-type="float">
            <text:p>43.94</text:p>
          </table:table-cell>
          <table:table-cell table:style-name="ce30" table:formula="of:=AVERAGE([.L29:.L33])" office:value-type="float" office:value="40.50796" calcext:value-type="float">
            <text:p>40.51</text:p>
          </table:table-cell>
          <table:table-cell table:style-name="ce30" table:formula="of:=AVERAGE([.M29:.M33])" office:value-type="float" office:value="41.96826" calcext:value-type="float">
            <text:p>41.97</text:p>
          </table:table-cell>
          <table:table-cell table:style-name="ce17" table:formula="of:=AVERAGE([.N29:.N33])" office:value-type="float" office:value="42.98414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29:.R33])" office:value-type="float" office:value="42.79364" calcext:value-type="float">
            <text:p>42.79</text:p>
          </table:table-cell>
          <table:table-cell table:style-name="ce17" table:formula="of:=AVERAGE([.S29:.S33])" office:value-type="float" office:value="42.92062" calcext:value-type="float">
            <text:p>42.92</text:p>
          </table:table-cell>
          <table:table-cell table:style-name="ce30" table:formula="of:=AVERAGE([.T29:.T33])" office:value-type="float" office:value="42.66666" calcext:value-type="float">
            <text:p>42.67</text:p>
          </table:table-cell>
          <table:table-cell table:style-name="ce30" table:formula="of:=AVERAGE([.U29:.U33])" office:value-type="float" office:value="42.2222" calcext:value-type="float">
            <text:p>42.22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3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51.1111" calcext:value-type="float">
            <text:p>51.11</text:p>
          </table:table-cell>
          <table:table-cell table:style-name="ce1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3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5.5556" calcext:value-type="float">
            <text:p>35.56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46.6667" calcext:value-type="float">
            <text:p>46.67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" calcext:value-type="float">
            <text:p>35.24</text:p>
          </table:table-cell>
          <table:table-cell table:style-name="ce13" office:value-type="float" office:value="35.2381" calcext:value-type="float">
            <text:p>35.24</text:p>
          </table:table-cell>
          <table:table-cell table:style-name="ce13" office:value-type="float" office:value="39.0476" calcext:value-type="float">
            <text:p>39.05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37.1429" calcext:value-type="float">
            <text:p>37.14</text:p>
          </table:table-cell>
          <table:table-cell table:style-name="ce29" office:value-type="float" office:value="40" calcext:value-type="float">
            <text:p>40.00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number-columns-repeated="2" table:style-name="ce29" office:value-type="float" office:value="34.2857" calcext:value-type="float">
            <text:p>34.29</text:p>
          </table:table-cell>
          <table:table-cell table:style-name="ce29" office:value-type="float" office:value="33.3333" calcext:value-type="float">
            <text:p>33.33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0" calcext:value-type="float">
            <text:p>40.00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3.3333" calcext:value-type="float">
            <text:p>53.33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</table:table-row>
        <table:table-row table:style-name="ro5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39:.C43])" office:value-type="float" office:value="43.9365" calcext:value-type="float">
            <text:p>43.94</text:p>
          </table:table-cell>
          <table:table-cell table:style-name="ce14" table:formula="of:=AVERAGE([.D39:.D43])" office:value-type="float" office:value="43.04762" calcext:value-type="float">
            <text:p>43.05</text:p>
          </table:table-cell>
          <table:table-cell table:style-name="ce19" table:formula="of:=AVERAGE([.E39:.E43])" office:value-type="float" office:value="48.6984" calcext:value-type="float">
            <text:p>48.70</text:p>
          </table:table-cell>
          <table:table-cell table:style-name="ce14" table:formula="of:=AVERAGE([.F39:.F43])" office:value-type="float" office:value="43.42858" calcext:value-type="float">
            <text:p>43.43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39:.K43])" office:value-type="float" office:value="43.93652" calcext:value-type="float">
            <text:p>43.94</text:p>
          </table:table-cell>
          <table:table-cell table:style-name="ce30" table:formula="of:=AVERAGE([.L39:.L43])" office:value-type="float" office:value="42.03176" calcext:value-type="float">
            <text:p>42.03</text:p>
          </table:table-cell>
          <table:table-cell table:style-name="ce17" table:formula="of:=AVERAGE([.M39:.M43])" office:value-type="float" office:value="44.31748" calcext:value-type="float">
            <text:p>44.32</text:p>
          </table:table-cell>
          <table:table-cell table:style-name="ce30" table:formula="of:=AVERAGE([.N39:.N43])" office:value-type="float" office:value="43.55556" calcext:value-type="float">
            <text:p>43.5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39:.R43])" office:value-type="float" office:value="41.90478" calcext:value-type="float">
            <text:p>41.90</text:p>
          </table:table-cell>
          <table:table-cell table:style-name="ce30" table:formula="of:=AVERAGE([.S39:.S43])" office:value-type="float" office:value="41.96826" calcext:value-type="float">
            <text:p>41.97</text:p>
          </table:table-cell>
          <table:table-cell table:style-name="ce30" table:formula="of:=AVERAGE([.T39:.T43])" office:value-type="float" office:value="42.4127" calcext:value-type="float">
            <text:p>42.41</text:p>
          </table:table-cell>
          <table:table-cell table:style-name="ce30" table:formula="of:=AVERAGE([.U39:.U43])" office:value-type="float" office:value="42.22222" calcext:value-type="float">
            <text:p>42.22</text:p>
          </table:table-cell>
        </table:table-row>
        <table:table-row table:style-name="ro1" table:number-rows-repeated="104853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FV &amp; SFV" table:style-name="ta1"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row table:style-name="ro1">
          <table:table-cell table:style-name="ce1" office:value-type="string" calcext:value-type="string" table:number-columns-spanned="6" table:number-rows-spanned="2">
            <text:p>FV – One vector per video. Using libLinear</text:p>
          </table:table-cell>
          <table:covered-table-cell table:number-columns-repeated="5" table:style-name="Default"/>
          <table:table-cell table:number-columns-repeated="2"/>
          <table:table-cell table:style-name="ce34" office:value-type="string" calcext:value-type="string" table:number-columns-spanned="6" table:number-rows-spanned="5">
            <text:p>SFV – Segment Length = 5 frames for layer 1. Using libLinear. PCA: 90% of Energy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6" table:style-name="Default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style-name="ce35"/>
          <table:covered-table-cell table:number-columns-repeated="5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35.5556" calcext:value-type="float">
            <text:p>35.56</text:p>
          </table:table-cell>
          <table:table-cell table:number-columns-repeated="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5.5556" calcext:value-type="float">
            <text:p>55.56</text:p>
          </table:table-cell>
          <table:table-cell table:number-columns-repeated="2" office:value-type="float" office:value="60" calcext:value-type="float">
            <text:p>60.00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2" office:value-type="float" office:value="36.1905" calcext:value-type="float">
            <text:p>36.19</text:p>
          </table:table-cell>
          <table:table-cell office:value-type="float" office:value="37.1429" calcext:value-type="float">
            <text:p>37.14</text:p>
          </table:table-cell>
          <table:table-cell office:value-type="float" office:value="38.0952" calcext:value-type="float">
            <text:p>38.10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2.381" calcext:value-type="float">
            <text:p>52.38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2" office:value-type="float" office:value="48.8889" calcext:value-type="float">
            <text:p>48.89</text:p>
          </table:table-cell>
          <table:table-cell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66.6667" calcext:value-type="float">
            <text:p>66.67</text:p>
          </table:table-cell>
          <table:table-cell table:number-columns-repeated="3" office:value-type="float" office:value="68.8889" calcext:value-type="float">
            <text:p>6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0" calcext:value-type="float">
            <text:p>40.00</text:p>
          </table:table-cell>
          <table:table-cell office:value-type="float" office:value="40" calcext:value-type="float">
            <text:p>40.00</text:p>
          </table:table-cell>
          <table:table-cell table:number-columns-repeated="2" office:value-type="float" office:value="42.2222" calcext:value-type="float">
            <text:p>42.22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2.34922" calcext:value-type="float">
            <text:p>42.35</text:p>
          </table:table-cell>
          <table:table-cell table:style-name="ce30" table:formula="of:=AVERAGE([.D9:.D13])" office:value-type="float" office:value="43.68256" calcext:value-type="float">
            <text:p>43.68</text:p>
          </table:table-cell>
          <table:table-cell table:style-name="ce32" table:formula="of:=AVERAGE([.E9:.E13])" office:value-type="float" office:value="44.76192" calcext:value-type="float">
            <text:p>44.76</text:p>
          </table:table-cell>
          <table:table-cell table:style-name="ce14" table:formula="of:=AVERAGE([.F9:.F13])" office:value-type="float" office:value="45.39682" calcext:value-type="float">
            <text:p>45.4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36" table:formula="of:=AVERAGE([.K9:.K13])" office:value-type="float" office:value="52.8889" calcext:value-type="float">
            <text:p>52.89</text:p>
          </table:table-cell>
          <table:table-cell table:style-name="ce30" table:formula="of:=AVERAGE([.L9:.L13])" office:value-type="float" office:value="53.14288" calcext:value-type="float">
            <text:p>53.14</text:p>
          </table:table-cell>
          <table:table-cell table:style-name="ce18" table:formula="of:=AVERAGE([.M9:.M13])" office:value-type="float" office:value="53.14288" calcext:value-type="float">
            <text:p>53.14</text:p>
          </table:table-cell>
          <table:table-cell table:style-name="ce14" table:formula="of:=AVERAGE([.N9:.N13])" office:value-type="float" office:value="52.8889" calcext:value-type="float">
            <text:p>52.89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.00</text:p>
          </table:table-cell>
          <table:table-cell office:value-type="float" office:value="46.6667" calcext:value-type="float">
            <text:p>46.67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3.3333" calcext:value-type="float">
            <text:p>33.33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2" office:value-type="float" office:value="53.3333" calcext:value-type="float">
            <text:p>53.33</text:p>
          </table:table-cell>
          <table:table-cell table:number-columns-repeated="2" office:value-type="float" office:value="57.7778" calcext:value-type="float">
            <text:p>57.78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number-columns-repeated="3" office:value-type="float" office:value="52.381" calcext:value-type="float">
            <text:p>52.38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4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3" office:value-type="float" office:value="46.6667" calcext:value-type="float">
            <text:p>46.67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5.5556" calcext:value-type="float">
            <text:p>55.56</text:p>
          </table:table-cell>
          <table:table-cell table:number-columns-repeated="2"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49206" calcext:value-type="float">
            <text:p>43.49</text:p>
          </table:table-cell>
          <table:table-cell table:style-name="ce14" table:formula="of:=AVERAGE([.D19:.D23])" office:value-type="float" office:value="46.15874" calcext:value-type="float">
            <text:p>46.16</text:p>
          </table:table-cell>
          <table:table-cell table:style-name="ce33" table:formula="of:=AVERAGE([.E19:.E23])" office:value-type="float" office:value="46.60318" calcext:value-type="float">
            <text:p>46.60</text:p>
          </table:table-cell>
          <table:table-cell table:style-name="ce14" table:formula="of:=AVERAGE([.F19:.F23])" office:value-type="float" office:value="46.60318" calcext:value-type="float">
            <text:p>46.6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19:.K23])" office:value-type="float" office:value="50.03178" calcext:value-type="float">
            <text:p>50.03</text:p>
          </table:table-cell>
          <table:table-cell table:style-name="ce14" table:formula="of:=AVERAGE([.L19:.L23])" office:value-type="float" office:value="49.58732" calcext:value-type="float">
            <text:p>49.59</text:p>
          </table:table-cell>
          <table:table-cell table:style-name="ce18" table:formula="of:=AVERAGE([.M19:.M23])" office:value-type="float" office:value="49.58732" calcext:value-type="float">
            <text:p>49.59</text:p>
          </table:table-cell>
          <table:table-cell table:style-name="ce31" table:formula="of:=AVERAGE([.N19:.N23])" office:value-type="float" office:value="50.22222" calcext:value-type="float">
            <text:p>50.22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2.2222" calcext:value-type="float">
            <text:p>42.22</text:p>
          </table:table-cell>
          <table:table-cell office:value-type="float" office:value="44.4444" calcext:value-type="float">
            <text:p>44.44</text:p>
          </table:table-cell>
          <table:table-cell office:value-type="float" office:value="48.8889" calcext:value-type="float">
            <text:p>48.89</text:p>
          </table:table-cell>
          <table:table-cell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1.1111" calcext:value-type="float">
            <text:p>51.11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office:value-type="float" office:value="68.8889" calcext:value-type="float">
            <text:p>68.89</text:p>
          </table:table-cell>
          <table:table-cell office:value-type="float" office:value="71.1111" calcext:value-type="float">
            <text:p>71.11</text:p>
          </table:table-cell>
          <table:table-cell office:value-type="float" office:value="73.3333" calcext:value-type="float">
            <text:p>73.33</text:p>
          </table:table-cell>
          <table:table-cell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office:value-type="float" office:value="33.3333" calcext:value-type="float">
            <text:p>33.33</text:p>
          </table:table-cell>
          <table:table-cell table:number-columns-repeated="2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43.8095" calcext:value-type="float">
            <text:p>43.81</text:p>
          </table:table-cell>
          <table:table-cell table:number-columns-repeated="3" office:value-type="float" office:value="42.8571" calcext:value-type="float">
            <text:p>42.86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2.2222" calcext:value-type="float">
            <text:p>42.22</text:p>
          </table:table-cell>
          <table:table-cell table:number-columns-repeated="3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31.1111" calcext:value-type="float">
            <text:p>31.11</text:p>
          </table:table-cell>
          <table:table-cell office:value-type="float" office:value="31.1111" calcext:value-type="float">
            <text:p>31.11</text:p>
          </table:table-cell>
          <table:table-cell table:number-columns-repeated="2" office:value-type="float" office:value="33.3333" calcext:value-type="float">
            <text:p>33.33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68254" calcext:value-type="float">
            <text:p>43.68</text:p>
          </table:table-cell>
          <table:table-cell table:style-name="ce14" table:formula="of:=AVERAGE([.D29:.D33])" office:value-type="float" office:value="43.55554" calcext:value-type="float">
            <text:p>43.56</text:p>
          </table:table-cell>
          <table:table-cell table:style-name="ce18" table:formula="of:=AVERAGE([.E29:.E33])" office:value-type="float" office:value="44.38096" calcext:value-type="float">
            <text:p>44.38</text:p>
          </table:table-cell>
          <table:table-cell table:style-name="ce31" table:formula="of:=AVERAGE([.F29:.F33])" office:value-type="float" office:value="43.9365" calcext:value-type="float">
            <text:p>43.94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29:.K33])" office:value-type="float" office:value="48.31746" calcext:value-type="float">
            <text:p>48.32</text:p>
          </table:table-cell>
          <table:table-cell table:style-name="ce14" table:formula="of:=AVERAGE([.L29:.L33])" office:value-type="float" office:value="49.01586" calcext:value-type="float">
            <text:p>49.02</text:p>
          </table:table-cell>
          <table:table-cell table:style-name="ce38" table:formula="of:=AVERAGE([.M29:.M33])" office:value-type="float" office:value="50.34918" calcext:value-type="float">
            <text:p>50.35</text:p>
          </table:table-cell>
          <table:table-cell table:style-name="ce14" table:formula="of:=AVERAGE([.N29:.N33])" office:value-type="float" office:value="49.4603" calcext:value-type="float">
            <text:p>49.46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 office:value-type="float" office:value="46.6667" calcext:value-type="float">
            <text:p>46.67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37" office:value-type="float" office:value="37.7778" calcext:value-type="float">
            <text:p>37.78</text:p>
          </table:table-cell>
          <table:table-cell table:number-columns-repeated="3" table:style-name="ce37" office:value-type="float" office:value="40" calcext:value-type="float">
            <text:p>40.0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3" table:style-name="ce37"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table:number-columns-repeated="3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style-name="ce37" office:value-type="float" office:value="48.5714" calcext:value-type="float">
            <text:p>48.57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5.7143" calcext:value-type="float">
            <text:p>45.71</text:p>
          </table:table-cell>
          <table:table-cell table:style-name="ce37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0" calcext:value-type="float">
            <text:p>40.00</text:p>
          </table:table-cell>
          <table:table-cell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  <table:table-cell office:value-type="float" office:value="35.5556" calcext:value-type="float">
            <text:p>35.56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2" table:style-name="ce37" office:value-type="float" office:value="51.1111" calcext:value-type="float">
            <text:p>51.11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office:value-type="float" office:value="37.7778" calcext:value-type="float">
            <text:p>37.78</text:p>
          </table:table-cell>
          <table:table-cell table:number-columns-repeated="2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2" table:style-name="ce37" office:value-type="float" office:value="40" calcext:value-type="float">
            <text:p>40.00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31" table:formula="of:=AVERAGE([.C39:.C43])" office:value-type="float" office:value="42.3492" calcext:value-type="float">
            <text:p>42.35</text:p>
          </table:table-cell>
          <table:table-cell table:style-name="ce14" table:formula="of:=AVERAGE([.D39:.D43])" office:value-type="float" office:value="40.38096" calcext:value-type="float">
            <text:p>40.38</text:p>
          </table:table-cell>
          <table:table-cell table:style-name="ce18" table:formula="of:=AVERAGE([.E39:.E43])" office:value-type="float" office:value="41.7143" calcext:value-type="float">
            <text:p>41.71</text:p>
          </table:table-cell>
          <table:table-cell table:style-name="ce14" table:formula="of:=AVERAGE([.F39:.F43])" office:value-type="float" office:value="41.26986" calcext:value-type="float">
            <text:p>41.2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7" table:formula="of:=AVERAGE([.K39:.K43])" office:value-type="float" office:value="47.49206" calcext:value-type="float">
            <text:p>47.49</text:p>
          </table:table-cell>
          <table:table-cell table:style-name="ce14" table:formula="of:=AVERAGE([.L39:.L43])" office:value-type="float" office:value="46.22222" calcext:value-type="float">
            <text:p>46.22</text:p>
          </table:table-cell>
          <table:table-cell table:style-name="ce14" table:formula="of:=AVERAGE([.M39:.M43])" office:value-type="float" office:value="45.14286" calcext:value-type="float">
            <text:p>45.14</text:p>
          </table:table-cell>
          <table:table-cell table:style-name="ce14" table:formula="of:=AVERAGE([.N39:.N43])" office:value-type="float" office:value="44.8889" calcext:value-type="float">
            <text:p>44.89</text:p>
          </table:table-cell>
        </table:table-row>
      </table:table>
      <table:table table:name="FV &amp; SFV WholeDataset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6" table:number-rows-spanned="5">
            <text:p>FV – One vector per video. Using libLinear</text:p>
          </table:table-cell>
          <table:covered-table-cell table:number-columns-repeated="5"/>
          <table:table-cell table:number-columns-repeated="2"/>
          <table:table-cell table:style-name="ce34" office:value-type="string" calcext:value-type="string" table:number-columns-spanned="6" table:number-rows-spanned="5">
            <text:p>SFV – Segment Length = 5 frames for layer 1. Using libLinear. PCA: 90% of Energy</text:p>
          </table:table-cell>
          <table:covered-table-cell table:number-columns-repeated="5"/>
          <table:table-cell table:number-columns-repeated="2"/>
          <table:table-cell table:style-name="ce34" office:value-type="string" calcext:value-type="string" table:number-columns-spanned="6" table:number-rows-spanned="5">
            <text:p>SFV – Segment Length = 5 frames for layer 1. Using libLinear. Random Projection Using same dimension as PCA</text:p>
          </table:table-cell>
          <table:covered-table-cell table:number-columns-repeated="5"/>
          <table:table-cell table:number-columns-repeated="1002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 table:number-columns-repeated="2"/>
          <table:covered-table-cell table:number-columns-repeated="6"/>
          <table:table-cell table:number-columns-repeated="1002"/>
        </table:table-row>
        <table:table-row table:style-name="ro1">
          <table:covered-table-cell table:number-columns-repeated="6"/>
          <table:table-cell table:number-columns-repeated="2"/>
          <table:covered-table-cell table:style-name="ce46"/>
          <table:covered-table-cell table:number-columns-repeated="5"/>
          <table:table-cell table:number-columns-repeated="2"/>
          <table:covered-table-cell table:style-name="ce46"/>
          <table:covered-table-cell table:number-columns-repeated="5"/>
          <table:table-cell table:number-columns-repeated="1002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 table:number-columns-repeated="2"/>
          <table:covered-table-cell table:number-columns-repeated="6"/>
          <table:table-cell table:number-columns-repeated="1002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 table:number-columns-repeated="2"/>
          <table:covered-table-cell table:number-columns-repeated="6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35.5556" calcext:value-type="float">
            <text:p>35.56</text:p>
          </table:table-cell>
          <table:table-cell table:style-name="ce13" office:value-type="float" office:value="26.6667" calcext:value-type="float">
            <text:p>26.67</text:p>
          </table:table-cell>
          <table:table-cell table:style-name="ce13" office:value-type="float" office:value="28.8889" calcext:value-type="float">
            <text:p>28.89</text:p>
          </table:table-cell>
          <table:table-cell table:style-name="ce13" office:value-type="float" office:value="26.6667" calcext:value-type="float">
            <text:p>26.67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4" table:style-name="ce37" office:value-type="float" office:value="48.8889" calcext:value-type="float">
            <text:p>48.89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3"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2"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57.7778" calcext:value-type="float">
            <text:p>57.78</text:p>
          </table:table-cell>
          <table:table-cell table:number-columns-repeated="2" table:style-name="ce37" office:value-type="float" office:value="60" calcext:value-type="float">
            <text:p>60.00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67.619" calcext:value-type="float">
            <text:p>67.62</text:p>
          </table:table-cell>
          <table:table-cell table:number-columns-repeated="2" table:style-name="ce13" office:value-type="float" office:value="63.8095" calcext:value-type="float">
            <text:p>63.81</text:p>
          </table:table-cell>
          <table:table-cell table:style-name="ce13" office:value-type="float" office:value="62.8571" calcext:value-type="float">
            <text:p>62.86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48.5714" calcext:value-type="float">
            <text:p>48.57</text:p>
          </table:table-cell>
          <table:table-cell table:style-name="ce37" office:value-type="float" office:value="49.5238" calcext:value-type="float">
            <text:p>49.52</text:p>
          </table:table-cell>
          <table:table-cell table:style-name="ce37" office:value-type="float" office:value="48.5714" calcext:value-type="float">
            <text:p>48.57</text:p>
          </table:table-cell>
          <table:table-cell table:style-name="ce37" office:value-type="float" office:value="49.5238" calcext:value-type="float">
            <text:p>49.52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4.7619" calcext:value-type="float">
            <text:p>44.76</text:p>
          </table:table-cell>
          <table:table-cell table:style-name="ce37" office:value-type="float" office:value="45.7143" calcext:value-type="float">
            <text:p>45.71</text:p>
          </table:table-cell>
          <table:table-cell table:style-name="ce37" office:value-type="float" office:value="47.619" calcext:value-type="float">
            <text:p>47.6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60" calcext:value-type="float">
            <text:p>60.00</text:p>
          </table:table-cell>
          <table:table-cell table:number-columns-repeated="2" table:style-name="ce13" office:value-type="float" office:value="66.6667" calcext:value-type="float">
            <text:p>66.67</text:p>
          </table:table-cell>
          <table:table-cell table:style-name="ce13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68.8889" calcext:value-type="float">
            <text:p>68.89</text:p>
          </table:table-cell>
          <table:table-cell table:style-name="ce37" office:value-type="float" office:value="64.4444" calcext:value-type="float">
            <text:p>64.44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3" table:style-name="ce37" office:value-type="float" office:value="53.3333" calcext:value-type="float">
            <text:p>5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3" table:style-name="ce37" office:value-type="float" office:value="48.8889" calcext:value-type="float">
            <text:p>48.89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31.1111" calcext:value-type="float">
            <text:p>31.11</text:p>
          </table:table-cell>
          <table:table-cell table:number-columns-repeated="2" table:style-name="ce37" office:value-type="float" office:value="33.3333" calcext:value-type="float">
            <text:p>33.33</text:p>
          </table:table-cell>
          <table:table-cell table:style-name="ce37" office:value-type="float" office:value="31.1111" calcext:value-type="float">
            <text:p>3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 office:value-type="float" office:value="40" calcext:value-type="float">
            <text:p>40.00</text:p>
          </table:table-cell>
          <table:table-cell table:number-columns-repeated="2" table:style-name="ce13" office:value-type="float" office:value="33.3333" calcext:value-type="float">
            <text:p>33.33</text:p>
          </table:table-cell>
          <table:table-cell table:style-name="ce13" office:value-type="float" office:value="35.5556" calcext:value-type="float">
            <text:p>35.56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4" table:style-name="ce37" office:value-type="float" office:value="33.3333" calcext:value-type="float">
            <text:p>33.33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37" office:value-type="float" office:value="40" calcext:value-type="float">
            <text:p>40.00</text:p>
          </table:table-cell>
          <table:table-cell table:style-name="ce37" office:value-type="float" office:value="42.2222" calcext:value-type="float">
            <text:p>42.22</text:p>
          </table:table-cell>
          <table:table-cell table:style-name="ce37" office:value-type="float" office:value="40" calcext:value-type="float">
            <text:p>4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2" table:style-name="ce37" office:value-type="float" office:value="55.5556" calcext:value-type="float">
            <text:p>55.56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number-columns-repeated="3"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12" office:value-type="float" office:value="64.4444" calcext:value-type="float">
            <text:p>64.44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37" office:value-type="float" office:value="64.4444" calcext:value-type="float">
            <text:p>64.44</text:p>
          </table:table-cell>
          <table:table-cell table:style-name="ce37" office:value-type="float" office:value="66.6667" calcext:value-type="float">
            <text:p>66.67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 office:value-type="float" office:value="51.1111" calcext:value-type="float">
            <text:p>51.11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3" table:style-name="ce37" office:value-type="float" office:value="57.7778" calcext:value-type="float">
            <text:p>57.78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3" table:style-name="ce37" office:value-type="float" office:value="53.3333" calcext:value-type="float">
            <text:p>53.33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office:value-type="float" office:value="62.2222" calcext:value-type="float">
            <text:p>62.22</text:p>
          </table:table-cell>
          <table:table-cell table:style-name="ce13" office:value-type="float" office:value="60" calcext:value-type="float">
            <text:p>60.00</text:p>
          </table:table-cell>
          <table:table-cell table:number-columns-repeated="2" table:style-name="ce13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24.4444" calcext:value-type="float">
            <text:p>24.44</text:p>
          </table:table-cell>
          <table:table-cell table:number-columns-repeated="3" table:style-name="ce37" office:value-type="float" office:value="28.8889" calcext:value-type="float">
            <text:p>28.89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 table:style-name="ce37" office:value-type="float" office:value="57.7778" calcext:value-type="float">
            <text:p>57.78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1002"/>
        </table:table-row>
        <table:table-row table:style-name="ro7">
          <table:table-cell/>
          <table:table-cell table:style-name="ce39" office:value-type="string" calcext:value-type="string">
            <text:p>average</text:p>
          </table:table-cell>
          <table:table-cell table:style-name="ce40" table:formula="of:=AVERAGE([.C9:.C18])" office:value-type="float" office:value="52.09523" calcext:value-type="float">
            <text:p>52.10</text:p>
          </table:table-cell>
          <table:table-cell table:style-name="ce43" table:formula="of:=AVERAGE([.D9:.D18])" office:value-type="float" office:value="49.71428" calcext:value-type="float">
            <text:p>49.71</text:p>
          </table:table-cell>
          <table:table-cell table:style-name="ce45" table:formula="of:=AVERAGE([.E9:.E18])" office:value-type="float" office:value="49.26984" calcext:value-type="float">
            <text:p>49.27</text:p>
          </table:table-cell>
          <table:table-cell table:style-name="ce42" table:formula="of:=AVERAGE([.F9:.F18])" office:value-type="float" office:value="48.95238" calcext:value-type="float">
            <text:p>48.95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42" table:formula="of:=AVERAGE([.K9:.K18])" office:value-type="float" office:value="49.74603" calcext:value-type="float">
            <text:p>49.75</text:p>
          </table:table-cell>
          <table:table-cell table:style-name="ce43" table:formula="of:=AVERAGE([.L9:.L18])" office:value-type="float" office:value="50.28572" calcext:value-type="float">
            <text:p>50.29</text:p>
          </table:table-cell>
          <table:table-cell table:style-name="ce51" table:formula="of:=AVERAGE([.M9:.M18])" office:value-type="float" office:value="50.41271" calcext:value-type="float">
            <text:p>50.41</text:p>
          </table:table-cell>
          <table:table-cell table:style-name="ce42" table:formula="of:=AVERAGE([.N9:.N18])" office:value-type="float" office:value="50.50793" calcext:value-type="float">
            <text:p>50.51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40" table:formula="of:=AVERAGE([.S9:.S18])" office:value-type="float" office:value="52.22223" calcext:value-type="float">
            <text:p>52.22</text:p>
          </table:table-cell>
          <table:table-cell table:style-name="ce43" table:formula="of:=AVERAGE([.T9:.T18])" office:value-type="float" office:value="51.36507" calcext:value-type="float">
            <text:p>51.37</text:p>
          </table:table-cell>
          <table:table-cell table:style-name="ce56" table:formula="of:=AVERAGE([.U9:.U18])" office:value-type="float" office:value="51.90475" calcext:value-type="float">
            <text:p>51.90</text:p>
          </table:table-cell>
          <table:table-cell table:style-name="ce42" table:formula="of:=AVERAGE([.V9:.V18])" office:value-type="float" office:value="51.20635" calcext:value-type="float">
            <text:p>51.21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31.1111" calcext:value-type="float">
            <text:p>31.11</text:p>
          </table:table-cell>
          <table:table-cell table:style-name="ce13" office:value-type="float" office:value="28.8889" calcext:value-type="float">
            <text:p>28.89</text:p>
          </table:table-cell>
          <table:table-cell table:number-columns-repeated="2" table:style-name="ce13" office:value-type="float" office:value="24.4444" calcext:value-type="float">
            <text:p>24.44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2" table:style-name="ce37" office:value-type="float" office:value="55.5556" calcext:value-type="float">
            <text:p>55.56</text:p>
          </table:table-cell>
          <table:table-cell table:number-columns-repeated="2" table:style-name="ce37" office:value-type="float" office:value="57.7778" calcext:value-type="float">
            <text:p>57.78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44.4444" calcext:value-type="float">
            <text:p>44.44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51.1111" calcext:value-type="float">
            <text:p>51.11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71.1111" calcext:value-type="float">
            <text:p>71.11</text:p>
          </table:table-cell>
          <table:table-cell table:style-name="ce37" office:value-type="float" office:value="68.8889" calcext:value-type="float">
            <text:p>68.89</text:p>
          </table:table-cell>
          <table:table-cell table:style-name="ce37" office:value-type="float" office:value="71.1111" calcext:value-type="float">
            <text:p>71.11</text:p>
          </table:table-cell>
          <table:table-cell table:style-name="ce37" office:value-type="float" office:value="66.6667" calcext:value-type="float">
            <text:p>66.67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2" table:style-name="ce37" office:value-type="float" office:value="53.3333" calcext:value-type="float">
            <text:p>53.33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68.5714" calcext:value-type="float">
            <text:p>68.57</text:p>
          </table:table-cell>
          <table:table-cell table:style-name="ce13" office:value-type="float" office:value="69.5238" calcext:value-type="float">
            <text:p>69.52</text:p>
          </table:table-cell>
          <table:table-cell table:style-name="ce13" office:value-type="float" office:value="65.7143" calcext:value-type="float">
            <text:p>65.71</text:p>
          </table:table-cell>
          <table:table-cell table:style-name="ce13" office:value-type="float" office:value="64.7619" calcext:value-type="float">
            <text:p>64.76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41.9048" calcext:value-type="float">
            <text:p>41.90</text:p>
          </table:table-cell>
          <table:table-cell table:number-columns-repeated="3" table:style-name="ce37" office:value-type="float" office:value="42.8571" calcext:value-type="float">
            <text:p>42.86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2" table:style-name="ce37" office:value-type="float" office:value="51.4286" calcext:value-type="float">
            <text:p>51.43</text:p>
          </table:table-cell>
          <table:table-cell table:style-name="ce37" office:value-type="float" office:value="52.381" calcext:value-type="float">
            <text:p>52.38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60" calcext:value-type="float">
            <text:p>60.00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55.5556" calcext:value-type="float">
            <text:p>55.56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37" office:value-type="float" office:value="60" calcext:value-type="float">
            <text:p>60.00</text:p>
          </table:table-cell>
          <table:table-cell table:style-name="ce37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4" table:style-name="ce37" office:value-type="float" office:value="62.2222" calcext:value-type="float">
            <text:p>6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 office:value-type="float" office:value="44.4444" calcext:value-type="float">
            <text:p>44.44</text:p>
          </table:table-cell>
          <table:table-cell table:number-columns-repeated="3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37" office:value-type="float" office:value="40" calcext:value-type="float">
            <text:p>40.00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40" calcext:value-type="float">
            <text:p>40.00</text:p>
          </table:table-cell>
          <table:table-cell table:number-columns-repeated="3" table:style-name="ce37" office:value-type="float" office:value="42.2222" calcext:value-type="float">
            <text:p>4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0" calcext:value-type="float">
            <text:p>40.00</text:p>
          </table:table-cell>
          <table:table-cell table:number-columns-repeated="2"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37.7778" calcext:value-type="float">
            <text:p>37.78</text:p>
          </table:table-cell>
          <table:table-cell table:number-columns-repeated="3" table:style-name="ce37" office:value-type="float" office:value="40" calcext:value-type="float">
            <text:p>40.00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55.5556" calcext:value-type="float">
            <text:p>55.56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53.3333" calcext:value-type="float">
            <text:p>53.33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60" calcext:value-type="float">
            <text:p>60.00</text:p>
          </table:table-cell>
          <table:table-cell table:number-columns-repeated="2" table:style-name="ce13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number-columns-repeated="3" table:style-name="ce37" office:value-type="float" office:value="71.1111" calcext:value-type="float">
            <text:p>71.11</text:p>
          </table:table-cell>
          <table:table-cell table:style-name="ce37" office:value-type="float" office:value="73.3333" calcext:value-type="float">
            <text:p>73.33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68.8889" calcext:value-type="float">
            <text:p>68.89</text:p>
          </table:table-cell>
          <table:table-cell table:style-name="ce37" office:value-type="float" office:value="71.1111" calcext:value-type="float">
            <text:p>71.11</text:p>
          </table:table-cell>
          <table:table-cell table:style-name="ce37" office:value-type="float" office:value="68.8889" calcext:value-type="float">
            <text:p>68.89</text:p>
          </table:table-cell>
          <table:table-cell table:style-name="ce37" office:value-type="float" office:value="73.3333" calcext:value-type="float">
            <text:p>7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12" office:value-type="float" office:value="64.4444" calcext:value-type="float">
            <text:p>64.44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37" office:value-type="float" office:value="71.1111" calcext:value-type="float">
            <text:p>71.11</text:p>
          </table:table-cell>
          <table:table-cell table:style-name="ce37" office:value-type="float" office:value="73.3333" calcext:value-type="float">
            <text:p>73.33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2" table:style-name="ce37" office:value-type="float" office:value="44.4444" calcext:value-type="float">
            <text:p>44.44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 office:value-type="float" office:value="44.4444" calcext:value-type="float">
            <text:p>44.44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3" table:style-name="ce37" office:value-type="float" office:value="66.6667" calcext:value-type="float">
            <text:p>66.67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3" table:style-name="ce37" office:value-type="float" office:value="64.4444" calcext:value-type="float">
            <text:p>64.44</text:p>
          </table:table-cell>
          <table:table-cell table:style-name="ce37" office:value-type="float" office:value="62.2222" calcext:value-type="float">
            <text:p>6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office:value-type="float" office:value="71.1111" calcext:value-type="float">
            <text:p>71.11</text:p>
          </table:table-cell>
          <table:table-cell table:style-name="ce13" office:value-type="float" office:value="64.4444" calcext:value-type="float">
            <text:p>64.44</text:p>
          </table:table-cell>
          <table:table-cell table:number-columns-repeated="2" table:style-name="ce13" office:value-type="float" office:value="60" calcext:value-type="float">
            <text:p>60.00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57.7778" calcext:value-type="float">
            <text:p>57.78</text:p>
          </table:table-cell>
          <table:table-cell table:number-columns-repeated="3" table:style-name="ce37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35.5556" calcext:value-type="float">
            <text:p>35.56</text:p>
          </table:table-cell>
          <table:table-cell table:style-name="ce37" office:value-type="float" office:value="33.3333" calcext:value-type="float">
            <text:p>33.33</text:p>
          </table:table-cell>
          <table:table-cell table:number-columns-repeated="2" table:style-name="ce37" office:value-type="float" office:value="35.5556" calcext:value-type="float">
            <text:p>35.56</text:p>
          </table:table-cell>
          <table:table-cell table:number-columns-repeated="1002"/>
        </table:table-row>
        <table:table-row table:style-name="ro7">
          <table:table-cell/>
          <table:table-cell table:style-name="ce39" office:value-type="string" calcext:value-type="string">
            <text:p>average</text:p>
          </table:table-cell>
          <table:table-cell table:style-name="ce41" table:formula="of:=AVERAGE([.C24:.C33])" office:value-type="float" office:value="52.6349" calcext:value-type="float">
            <text:p>52.63</text:p>
          </table:table-cell>
          <table:table-cell table:style-name="ce43" table:formula="of:=AVERAGE([.D24:.D33])" office:value-type="float" office:value="50.28571" calcext:value-type="float">
            <text:p>50.29</text:p>
          </table:table-cell>
          <table:table-cell table:style-name="ce45" table:formula="of:=AVERAGE([.E24:.E33])" office:value-type="float" office:value="48.79365" calcext:value-type="float">
            <text:p>48.79</text:p>
          </table:table-cell>
          <table:table-cell table:style-name="ce42" table:formula="of:=AVERAGE([.F24:.F33])" office:value-type="float" office:value="49.14286" calcext:value-type="float">
            <text:p>49.14</text:p>
          </table:table-cell>
          <table:table-cell table:number-columns-repeated="3"/>
          <table:table-cell table:style-name="ce47" office:value-type="string" calcext:value-type="string">
            <text:p>average</text:p>
          </table:table-cell>
          <table:table-cell table:style-name="ce48" table:formula="of:=AVERAGE([.K24:.K33])" office:value-type="float" office:value="55.96826" calcext:value-type="float">
            <text:p>55.97</text:p>
          </table:table-cell>
          <table:table-cell table:style-name="ce43" table:formula="of:=AVERAGE([.L24:.L33])" office:value-type="float" office:value="56.50794" calcext:value-type="float">
            <text:p>56.51</text:p>
          </table:table-cell>
          <table:table-cell table:style-name="ce52" table:formula="of:=AVERAGE([.M24:.M33])" office:value-type="float" office:value="56.73016" calcext:value-type="float">
            <text:p>56.73</text:p>
          </table:table-cell>
          <table:table-cell table:style-name="ce48" table:formula="of:=AVERAGE([.N24:.N33])" office:value-type="float" office:value="56.73016" calcext:value-type="float">
            <text:p>56.73</text:p>
          </table:table-cell>
          <table:table-cell table:number-columns-repeated="3"/>
          <table:table-cell table:style-name="ce47" office:value-type="string" calcext:value-type="string">
            <text:p>average</text:p>
          </table:table-cell>
          <table:table-cell table:style-name="ce48" table:formula="of:=AVERAGE([.S24:.S33])" office:value-type="float" office:value="52.92064" calcext:value-type="float">
            <text:p>52.92</text:p>
          </table:table-cell>
          <table:table-cell table:style-name="ce43" table:formula="of:=AVERAGE([.T24:.T33])" office:value-type="float" office:value="52.92062" calcext:value-type="float">
            <text:p>52.92</text:p>
          </table:table-cell>
          <table:table-cell table:style-name="ce57" table:formula="of:=AVERAGE([.U24:.U33])" office:value-type="float" office:value="53.68254" calcext:value-type="float">
            <text:p>53.68</text:p>
          </table:table-cell>
          <table:table-cell table:style-name="ce48" table:formula="of:=AVERAGE([.V24:.V33])" office:value-type="float" office:value="53.33332" calcext:value-type="float">
            <text:p>53.33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37" office:value-type="float" office:value="33.3333" calcext:value-type="float">
            <text:p>33.33</text:p>
          </table:table-cell>
          <table:table-cell table:style-name="ce37" office:value-type="float" office:value="28.8889" calcext:value-type="float">
            <text:p>28.89</text:p>
          </table:table-cell>
          <table:table-cell table:style-name="ce37" office:value-type="float" office:value="24.4444" calcext:value-type="float">
            <text:p>24.44</text:p>
          </table:table-cell>
          <table:table-cell table:style-name="ce37" office:value-type="float" office:value="26.6667" calcext:value-type="float">
            <text:p>26.67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3" table:style-name="ce37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3" table:style-name="ce37" office:value-type="float" office:value="20" calcext:value-type="float">
            <text:p>20.00</text:p>
          </table:table-cell>
          <table:table-cell table:style-name="ce37" office:value-type="float" office:value="17.7778" calcext:value-type="float">
            <text:p>17.78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42.2222" calcext:value-type="float">
            <text:p>42.22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0" calcext:value-type="float">
            <text:p>40.00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3" table:style-name="ce37" office:value-type="float" office:value="53.3333" calcext:value-type="float">
            <text:p>53.33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2" table:style-name="ce37" office:value-type="float" office:value="62.2222" calcext:value-type="float">
            <text:p>6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63.8095" calcext:value-type="float">
            <text:p>63.81</text:p>
          </table:table-cell>
          <table:table-cell table:style-name="ce37" office:value-type="float" office:value="62.8571" calcext:value-type="float">
            <text:p>62.86</text:p>
          </table:table-cell>
          <table:table-cell table:style-name="ce37" office:value-type="float" office:value="60" calcext:value-type="float">
            <text:p>60.00</text:p>
          </table:table-cell>
          <table:table-cell table:style-name="ce37" office:value-type="float" office:value="60.9524" calcext:value-type="float">
            <text:p>60.95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4" table:style-name="ce37" office:value-type="float" office:value="38.0952" calcext:value-type="float">
            <text:p>38.10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3" table:style-name="ce37" office:value-type="float" office:value="38.0952" calcext:value-type="float">
            <text:p>38.10</text:p>
          </table:table-cell>
          <table:table-cell table:style-name="ce37" office:value-type="float" office:value="39.0476" calcext:value-type="float">
            <text:p>39.05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53.3333" calcext:value-type="float">
            <text:p>53.33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37" office:value-type="float" office:value="62.2222" calcext:value-type="float">
            <text:p>62.22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37" office:value-type="float" office:value="22.2222" calcext:value-type="float">
            <text:p>22.22</text:p>
          </table:table-cell>
          <table:table-cell table:style-name="ce37" office:value-type="float" office:value="24.4444" calcext:value-type="float">
            <text:p>24.44</text:p>
          </table:table-cell>
          <table:table-cell table:style-name="ce37" office:value-type="float" office:value="20" calcext:value-type="float">
            <text:p>2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33.3333" calcext:value-type="float">
            <text:p>33.33</text:p>
          </table:table-cell>
          <table:table-cell table:number-columns-repeated="2" table:style-name="ce37" office:value-type="float" office:value="40" calcext:value-type="float">
            <text:p>40.00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37" office:value-type="float" office:value="42.2222" calcext:value-type="float">
            <text:p>42.22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37" office:value-type="float" office:value="71.1111" calcext:value-type="float">
            <text:p>71.11</text:p>
          </table:table-cell>
          <table:table-cell table:number-columns-repeated="2" table:style-name="ce37" office:value-type="float" office:value="73.3333" calcext:value-type="float">
            <text:p>73.33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57.7778" calcext:value-type="float">
            <text:p>57.78</text:p>
          </table:table-cell>
          <table:table-cell table:number-columns-repeated="3" table:style-name="ce37" office:value-type="float" office:value="60" calcext:value-type="float">
            <text:p>6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 table:style-name="ce37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62.2222" calcext:value-type="float">
            <text:p>62.22</text:p>
          </table:table-cell>
          <table:table-cell table:number-columns-repeated="2" table:style-name="ce37" office:value-type="float" office:value="66.6667" calcext:value-type="float">
            <text:p>66.67</text:p>
          </table:table-cell>
          <table:table-cell table:style-name="ce37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37" office:value-type="float" office:value="64.4444" calcext:value-type="float">
            <text:p>64.44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2" table:style-name="ce37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37" office:value-type="float" office:value="42.2222" calcext:value-type="float">
            <text:p>42.22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4" table:style-name="ce37" office:value-type="float" office:value="33.3333" calcext:value-type="float">
            <text:p>3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3" table:style-name="ce37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2" table:style-name="ce37" office:value-type="float" office:value="53.3333" calcext:value-type="float">
            <text:p>53.33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4" table:style-name="ce37" office:value-type="float" office:value="66.6667" calcext:value-type="float">
            <text:p>66.67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71.1111" calcext:value-type="float">
            <text:p>71.11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number-columns-repeated="2" table:style-name="ce37" office:value-type="float" office:value="55.5556" calcext:value-type="float">
            <text:p>55.56</text:p>
          </table:table-cell>
          <table:table-cell table:number-columns-repeated="2" table:style-name="ce37" office:value-type="float" office:value="53.3333" calcext:value-type="float">
            <text:p>53.33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3"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7">
          <table:table-cell/>
          <table:table-cell table:style-name="ce39" office:value-type="string" calcext:value-type="string">
            <text:p>average</text:p>
          </table:table-cell>
          <table:table-cell table:style-name="ce40" table:formula="of:=AVERAGE([.C39:.C48])" office:value-type="float" office:value="52.15872" calcext:value-type="float">
            <text:p>52.16</text:p>
          </table:table-cell>
          <table:table-cell table:style-name="ce43" table:formula="of:=AVERAGE([.D39:.D48])" office:value-type="float" office:value="50.06348" calcext:value-type="float">
            <text:p>50.06</text:p>
          </table:table-cell>
          <table:table-cell table:style-name="ce45" table:formula="of:=AVERAGE([.E39:.E48])" office:value-type="float" office:value="48" calcext:value-type="float">
            <text:p>48.00</text:p>
          </table:table-cell>
          <table:table-cell table:style-name="ce42" table:formula="of:=AVERAGE([.F39:.F48])" office:value-type="float" office:value="48.53968" calcext:value-type="float">
            <text:p>48.54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42" table:formula="of:=AVERAGE([.K39:.K48])" office:value-type="float" office:value="51.36507" calcext:value-type="float">
            <text:p>51.37</text:p>
          </table:table-cell>
          <table:table-cell table:style-name="ce43" table:formula="of:=AVERAGE([.L39:.L48])" office:value-type="float" office:value="52.25396" calcext:value-type="float">
            <text:p>52.25</text:p>
          </table:table-cell>
          <table:table-cell table:style-name="ce53" table:formula="of:=AVERAGE([.M39:.M48])" office:value-type="float" office:value="51.80951" calcext:value-type="float">
            <text:p>51.81</text:p>
          </table:table-cell>
          <table:table-cell table:style-name="ce42" table:formula="of:=AVERAGE([.N39:.N48])" office:value-type="float" office:value="52.25394" calcext:value-type="float">
            <text:p>52.25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42" table:formula="of:=AVERAGE([.S39:.S48])" office:value-type="float" office:value="46.25396" calcext:value-type="float">
            <text:p>46.25</text:p>
          </table:table-cell>
          <table:table-cell table:style-name="ce40" table:formula="of:=AVERAGE([.T39:.T48])" office:value-type="float" office:value="47.14284" calcext:value-type="float">
            <text:p>47.14</text:p>
          </table:table-cell>
          <table:table-cell table:style-name="ce56" table:formula="of:=AVERAGE([.U39:.U48])" office:value-type="float" office:value="46.92062" calcext:value-type="float">
            <text:p>46.92</text:p>
          </table:table-cell>
          <table:table-cell table:style-name="ce42" table:formula="of:=AVERAGE([.V39:.V48])" office:value-type="float" office:value="46.57142" calcext:value-type="float">
            <text:p>46.57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2" table:style-name="ce37" office:value-type="float" office:value="31.1111" calcext:value-type="float">
            <text:p>31.11</text:p>
          </table:table-cell>
          <table:table-cell table:number-columns-repeated="2" table:style-name="ce37" office:value-type="float" office:value="33.3333" calcext:value-type="float">
            <text:p>33.33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4" table:style-name="ce37" office:value-type="float" office:value="42.2222" calcext:value-type="float">
            <text:p>42.22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37" table:number-columns-repeated="4"/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number-columns-repeated="3" table:style-name="ce37" office:value-type="float" office:value="40" calcext:value-type="float">
            <text:p>40.00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3" table:style-name="ce37" office:value-type="float" office:value="66.6667" calcext:value-type="float">
            <text:p>66.67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table:number-columns-repeated="4"/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64.7619" calcext:value-type="float">
            <text:p>64.76</text:p>
          </table:table-cell>
          <table:table-cell table:style-name="ce37" office:value-type="float" office:value="65.7143" calcext:value-type="float">
            <text:p>65.71</text:p>
          </table:table-cell>
          <table:table-cell table:style-name="ce37" office:value-type="float" office:value="63.8095" calcext:value-type="float">
            <text:p>63.81</text:p>
          </table:table-cell>
          <table:table-cell table:style-name="ce37" office:value-type="float" office:value="62.8571" calcext:value-type="float">
            <text:p>62.86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3" table:style-name="ce37" office:value-type="float" office:value="40.9524" calcext:value-type="float">
            <text:p>40.95</text:p>
          </table:table-cell>
          <table:table-cell table:style-name="ce37" office:value-type="float" office:value="43.8095" calcext:value-type="float">
            <text:p>43.81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table:number-columns-repeated="4"/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60" calcext:value-type="float">
            <text:p>60.00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60" calcext:value-type="float">
            <text:p>60.00</text:p>
          </table:table-cell>
          <table:table-cell table:style-name="ce37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37" office:value-type="float" office:value="48.8889" calcext:value-type="float">
            <text:p>48.89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table:number-columns-repeated="4"/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40" calcext:value-type="float">
            <text:p>40.00</text:p>
          </table:table-cell>
          <table:table-cell table:number-columns-repeated="2" table:style-name="ce37" office:value-type="float" office:value="46.6667" calcext:value-type="float">
            <text:p>46.67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60" calcext:value-type="float">
            <text:p>60.00</text:p>
          </table:table-cell>
          <table:table-cell table:style-name="ce37" office:value-type="float" office:value="57.7778" calcext:value-type="float">
            <text:p>57.78</text:p>
          </table:table-cell>
          <table:table-cell table:number-columns-repeated="2" table:style-name="ce37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table:number-columns-repeated="4"/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3" table:style-name="ce37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table:number-columns-repeated="4"/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53.3333" calcext:value-type="float">
            <text:p>53.33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55.5556" calcext:value-type="float">
            <text:p>55.56</text:p>
          </table:table-cell>
          <table:table-cell table:style-name="ce37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 table:style-name="ce37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table:number-columns-repeated="4"/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37" office:value-type="float" office:value="73.3333" calcext:value-type="float">
            <text:p>73.33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 table:style-name="ce37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37" office:value-type="float" office:value="46.6667" calcext:value-type="float">
            <text:p>46.67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37" table:number-columns-repeated="4"/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2.2222" calcext:value-type="float">
            <text:p>42.22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2"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37" table:number-columns-repeated="4"/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68.8889" calcext:value-type="float">
            <text:p>68.89</text:p>
          </table:table-cell>
          <table:table-cell table:number-columns-repeated="2" table:style-name="ce37" office:value-type="float" office:value="73.3333" calcext:value-type="float">
            <text:p>73.33</text:p>
          </table:table-cell>
          <table:table-cell table:style-name="ce37" office:value-type="float" office:value="71.1111" calcext:value-type="float">
            <text:p>71.11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35.5556" calcext:value-type="float">
            <text:p>35.56</text:p>
          </table:table-cell>
          <table:table-cell table:number-columns-repeated="2" table:style-name="ce37" office:value-type="float" office:value="42.2222" calcext:value-type="float">
            <text:p>42.22</text:p>
          </table:table-cell>
          <table:table-cell table:style-name="ce37" office:value-type="float" office:value="35.5556" calcext:value-type="float">
            <text:p>35.56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table:number-columns-repeated="4"/>
          <table:table-cell table:number-columns-repeated="1002"/>
        </table:table-row>
        <table:table-row table:style-name="ro7">
          <table:table-cell/>
          <table:table-cell table:style-name="ce39" office:value-type="string" calcext:value-type="string">
            <text:p>average</text:p>
          </table:table-cell>
          <table:table-cell table:style-name="ce42" table:formula="of:=AVERAGE([.C54:.C63])" office:value-type="float" office:value="52.03173" calcext:value-type="float">
            <text:p>52.03</text:p>
          </table:table-cell>
          <table:table-cell table:style-name="ce44" table:formula="of:=AVERAGE([.D54:.D63])" office:value-type="float" office:value="53.01588" calcext:value-type="float">
            <text:p>53.02</text:p>
          </table:table-cell>
          <table:table-cell table:style-name="ce45" table:formula="of:=AVERAGE([.E54:.E63])" office:value-type="float" office:value="52.60317" calcext:value-type="float">
            <text:p>52.60</text:p>
          </table:table-cell>
          <table:table-cell table:style-name="ce42" table:formula="of:=AVERAGE([.F54:.F63])" office:value-type="float" office:value="52.28571" calcext:value-type="float">
            <text:p>52.29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49" table:formula="of:=AVERAGE([.K54:.K63])" office:value-type="float" office:value="50.98413" calcext:value-type="float">
            <text:p>50.98</text:p>
          </table:table-cell>
          <table:table-cell table:style-name="ce50" table:formula="of:=AVERAGE([.L54:.L63])" office:value-type="float" office:value="51.6508" calcext:value-type="float">
            <text:p>51.65</text:p>
          </table:table-cell>
          <table:table-cell table:style-name="ce54" table:formula="of:=AVERAGE([.M54:.M63])" office:value-type="float" office:value="50.98413" calcext:value-type="float">
            <text:p>50.98</text:p>
          </table:table-cell>
          <table:table-cell table:style-name="ce49" table:formula="of:=AVERAGE([.N54:.N63])" office:value-type="float" office:value="50.8254" calcext:value-type="float">
            <text:p>50.83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49" table:formula="of:=AVERAGE([.S54:.S63])" office:value-type="string" office:string-value="" calcext:value-type="error">
            <text:p>#DIV/0!</text:p>
          </table:table-cell>
          <table:table-cell table:style-name="ce55" table:formula="of:=AVERAGE([.T54:.T63])" office:value-type="string" office:string-value="" calcext:value-type="error">
            <text:p>#DIV/0!</text:p>
          </table:table-cell>
          <table:table-cell table:style-name="ce54" table:formula="of:=AVERAGE([.U54:.U63])" office:value-type="string" office:string-value="" calcext:value-type="error">
            <text:p>#DIV/0!</text:p>
          </table:table-cell>
          <table:table-cell table:style-name="ce49" table:formula="of:=AVERAGE([.V54:.V63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744cm" fo:margin-bottom="0.818cm" fo:margin-left="1.041cm" fo:margin-right="0.935cm"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 style:data-style-name="N2" text:time-value="09:15:55.536906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1:16:42.040017697</meta:creation-date>
    <dc:date>2016-04-11T17:22:49.002345825</dc:date>
    <meta:editing-duration>P1DT17H46M43S</meta:editing-duration>
    <meta:editing-cycles>80</meta:editing-cycles>
    <meta:generator>LibreOffice/4.2.8.2$Linux_X86_64 LibreOffice_project/420m0$Build-2</meta:generator>
    <meta:print-date>2016-03-29T14:05:14.720502845</meta:print-date>
    <meta:document-statistic meta:table-count="4" meta:cell-count="1452" meta:object-count="0"/>
  </office:meta>
</office:document-meta>
</file>